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2A8455A16A2.png" manifest:media-type="image/png"/>
  <manifest:file-entry manifest:full-path="Pictures/10000000000005E6000004149F6A2CA3.png" manifest:media-type="image/png"/>
  <manifest:file-entry manifest:full-path="Pictures/100000000000078000000438D977A8B7.png" manifest:media-type="image/png"/>
  <manifest:file-entry manifest:full-path="Pictures/100000000000078000000438999E80E6.png" manifest:media-type="image/png"/>
  <manifest:file-entry manifest:full-path="Pictures/10000000000007800000043888F25F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27.999cm" svg:height="15.749cm" svg:x="0.049cm" svg:y="0.039cm">
          <draw:image xlink:href="Pictures/10000000000007800000043888F25F4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draw:style-name="gr1" draw:text-style-name="P1" draw:layer="layout" svg:width="27.999cm" svg:height="15.749cm" svg:x="0.049cm" svg:y="0.039cm">
          <draw:image xlink:href="Pictures/100000000000078000000438999E80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draw:frame draw:style-name="gr1" draw:text-style-name="P1" draw:layer="layout" svg:width="27.999cm" svg:height="15.749cm" svg:x="0.049cm" svg:y="0.039cm">
          <draw:image xlink:href="Pictures/100000000000078000000438D977A8B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draw:frame draw:style-name="gr1" draw:text-style-name="P1" draw:layer="layout" svg:width="22.778cm" svg:height="15.749cm" svg:x="2.66cm" svg:y="0.039cm">
          <draw:image xlink:href="Pictures/10000000000005E6000004149F6A2CA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0">
        <draw:frame draw:style-name="gr1" draw:text-style-name="P1" draw:layer="layout" svg:width="10.838cm" svg:height="15.749cm" svg:x="8.63cm" svg:y="0.039cm">
          <draw:image xlink:href="Pictures/10000000000001D4000002A8455A16A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9:04:21.018859326</meta:creation-date>
    <dc:date>2026-04-19T19:22:02.012184156</dc:date>
    <meta:editing-duration>PT7M26S</meta:editing-duration>
    <meta:editing-cycles>1</meta:editing-cycles>
    <meta:document-statistic meta:object-count="36"/>
    <meta:generator>LibreOffice/26.2.2.2$Linux_X86_64 LibreOffice_project/620$Build-2</meta:generator>
  </office:meta>
</office:document-meta>
</file>